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bold" fo:font-family="Calibri" style:font-family-asian="Calibri" style:font-family-complex="Calibri" fo:background-color="transparent" fo:color="#000000"/>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bold"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bold" fo:font-family="Calibri" style:font-family-asian="Calibri" style:font-family-complex="Calibri"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bold" fo:font-family="Calibri" style:font-family-asian="Calibri" style:font-family-complex="Calibri"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bold" fo:font-family="Calibri" style:font-family-asian="Calibri" style:font-family-complex="Calibri"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1.00pt" fo:font-weight="bold" fo:font-family="Calibri" style:font-family-asian="Calibri" style:font-family-complex="Calibri"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bold" fo:font-family="Calibri" style:font-family-asian="Calibri" style:font-family-complex="Calibri"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1.00pt" fo:font-weight="bold"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1.00pt" fo:font-weight="bold"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1.00pt" fo:font-weight="bold"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9.50pt" fo:font-weight="normal" fo:font-family="Consolas" style:font-family-asian="Consolas" style:font-family-complex="Consolas" fo:background-color="transparent" fo:color="#000000"/>
    </style:style>
    <style:style style:name="T464" style:family="text">
      <style:text-properties fo:font-size="9.50pt" fo:font-weight="normal" fo:font-family="Consolas" style:font-family-asian="Consolas" style:font-family-complex="Consolas" fo:background-color="transparent" fo:color="#008000"/>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1.00pt" fo:font-weight="bold" fo:font-family="Calibri" style:font-family-asian="Calibri" style:font-family-complex="Calibri"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1.00pt" fo:font-weight="bold" fo:font-family="Calibri" style:font-family-asian="Calibri" style:font-family-complex="Calibri" fo:background-color="transparent" fo:color="#000000"/>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1.00pt" fo:font-weight="bold" fo:font-family="Calibri" style:font-family-asian="Calibri" style:font-family-complex="Calibri"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1.00pt" fo:font-weight="bold" fo:font-family="Calibri" style:font-family-asian="Calibri" style:font-family-complex="Calibri" fo:background-color="transparent" style:use-window-font-color="tru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1.00pt" fo:font-weight="bold" fo:font-family="Calibri" style:font-family-asian="Calibri" style:font-family-complex="Calibri" fo:background-color="transparent" style:use-window-font-color="true"/>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bold" fo:font-family="Calibri" style:font-family-asian="Calibri" style:font-family-complex="Calibri"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1.00pt" fo:font-weight="bold" fo:font-family="Calibri" style:font-family-asian="Calibri" style:font-family-complex="Calibri" fo:background-color="transparent" style:use-window-font-color="true"/>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1.00pt" fo:font-weight="bold" fo:font-family="Calibri" style:font-family-asian="Calibri" style:font-family-complex="Calibri" fo:background-color="transparent" fo:color="#000000"/>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1.00pt" fo:font-weight="normal" fo:font-family="Calibri" style:font-family-asian="Calibri" style:font-family-complex="Calibri" fo:background-color="transparent" fo:color="#000000"/>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1.00pt" fo:font-weight="normal" fo:font-family="Calibri" style:font-family-asian="Calibri" style:font-family-complex="Calibri" fo:background-color="transparent" fo:color="#000000"/>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1.00pt" fo:font-weight="normal" fo:font-family="Calibri" style:font-family-asian="Calibri" style:font-family-complex="Calibri" fo:background-color="transparent" fo:color="#000000"/>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1.00pt" fo:font-weight="bold" fo:font-family="Calibri" style:font-family-asian="Calibri" style:font-family-complex="Calibri" fo:background-color="transparent" fo:color="#000000"/>
    </style:style>
    <style:style style:name="T493" style:family="text">
      <style:text-properties fo:font-size="11.00pt" fo:font-weight="normal" fo:font-family="Calibri" style:font-family-asian="Calibri" style:font-family-complex="Calibri" fo:background-color="transparent" fo:color="#000000"/>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1.00pt" fo:font-weight="bold" fo:font-family="Calibri" style:font-family-asian="Calibri" style:font-family-complex="Calibri" fo:background-color="transparent" fo:color="#000000"/>
    </style:style>
    <style:style style:name="T497" style:family="text">
      <style:text-properties fo:font-size="11.00pt" fo:font-weight="normal" fo:font-family="Calibri" style:font-family-asian="Calibri" style:font-family-complex="Calibri" fo:background-color="transparent" fo:color="#000000"/>
    </style:style>
    <style:style style:name="T49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center" fo:margin-bottom="10.00pt"/>
    </style:style>
    <style:style style:name="P345" style:family="paragraph">
      <style:paragraph-properties fo:line-height="115.00%" fo:text-align="left" fo:margin-bottom="10.00pt"/>
    </style:style>
    <style:style style:name="P346" style:family="paragraph">
      <style:paragraph-properties fo:line-height="115.00%" fo:text-align="center"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style:style style:name="P353" style:family="paragraph">
      <style:paragraph-properties fo:line-height="115.00%" fo:text-align="center" fo:margin-bottom="10.00pt"/>
    </style:style>
    <style:style style:name="P354" style:family="paragraph">
      <style:paragraph-properties fo:line-height="115.00%" fo:text-align="left" fo:margin-bottom="10.00pt"/>
    </style:style>
    <style:style style:name="P355" style:family="paragraph">
      <style:paragraph-properties fo:line-height="115.00%" fo:text-align="center" fo:margin-bottom="10.00pt"/>
    </style:style>
    <style:style style:name="P356" style:family="paragraph">
      <style:paragraph-properties fo:line-height="115.00%" fo:text-align="left" fo:margin-bottom="10.00pt"/>
    </style:style>
    <style:style style:name="P357" style:family="paragraph">
      <style:paragraph-properties fo:line-height="115.00%" fo:text-align="center" fo:margin-bottom="10.00pt"/>
    </style:style>
    <style:style style:name="P358" style:family="paragraph">
      <style:paragraph-properties fo:line-height="115.00%" fo:text-align="left" fo:margin-bottom="10.00pt"/>
    </style:style>
    <style:style style:name="P359" style:family="paragraph">
      <style:paragraph-properties fo:line-height="115.00%" fo:text-align="center" fo:margin-bottom="10.00pt"/>
    </style:style>
    <style:style style:name="P360" style:family="paragraph">
      <style:paragraph-properties fo:line-height="115.00%" fo:text-align="left" fo:margin-bottom="10.00pt"/>
    </style:style>
    <style:style style:name="P361" style:family="paragraph">
      <style:paragraph-properties fo:line-height="115.00%" fo:text-align="center" fo:margin-bottom="10.00pt"/>
    </style:style>
    <style:style style:name="P362" style:family="paragraph">
      <style:paragraph-properties fo:line-height="115.00%" fo:text-align="left" fo:margin-bottom="10.00pt"/>
    </style:style>
    <style:style style:name="P363" style:family="paragraph">
      <style:paragraph-properties fo:line-height="115.00%" fo:text-align="center" fo:margin-bottom="10.00pt"/>
    </style:style>
    <style:style style:name="P364" style:family="paragraph">
      <style:paragraph-properties fo:line-height="115.00%" fo:text-align="left" fo:margin-bottom="10.00pt"/>
    </style:style>
    <text:list-style style:name="L365">
      <text:list-level-style-bullet text:level="1" text:bullet-char="•">
        <style:list-level-properties text:space-before="0.00pt" text:min-label-width="18.00pt"/>
        <style:text-properties fo:font-family="Symbol"/>
      </text:list-level-style-bullet>
    </text:list-style>
    <style:style style:name="P365" style:family="paragraph">
      <style:paragraph-properties fo:line-height="115.00%" fo:text-align="left" fo:margin-left="-18.00pt" fo:text-indent="18.00pt"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5"><text:span text:style-name="T415"/></text:p>
      <text:p text:style-name="P346"><text:span text:style-name="T415"/></text:p>
      <text:p text:style-name="P346"><text:span text:style-name="T416">Sprint 101: More world map prefabs, update world map view, update Top bar UI, fix all UI sorting orders (COMPLETED 31/3/20)</text:span></text:p>
      <text:list text:style-name="L347">
        <text:list-item>
          <text:p text:style-name="P347"><text:span text:style-name="T416">World Map</text:span></text:p>
        </text:list-item>
        <text:list-item>
          <text:p text:style-name="P347"><text:span text:style-name="T417">Update world map view DONE</text:span></text:p>
        </text:list-item>
        <text:list-item>
          <text:p text:style-name="P347"><text:span text:style-name="T417">update world encounter button view DONE</text:span></text:p>
        </text:list-item>
        <text:list-item>
          <text:p text:style-name="P347"><text:span text:style-name="T417">Implement at least 2 different world map prefabs DONE</text:span></text:p>
        </text:list-item>
        <text:list-item>
          <text:p text:style-name="P347"><text:span text:style-name="T417">Make each world map unique and interesting DONE</text:span></text:p>
        </text:list-item>
        <text:list-item>
          <text:p text:style-name="P347"><text:span text:style-name="T417">Travelling rules DONE</text:span></text:p>
        </text:list-item>
        <text:list-item>
          <text:p text:style-name="P347"><text:span text:style-name="T417">Update method GetNextAvailbleEncounters() DONE</text:span></text:p>
        </text:list-item>
      </text:list>
      <text:p text:style-name="P348"><text:span text:style-name="T418"/></text:p>
      <text:p text:style-name="P349"><text:span text:style-name="T419">Sprint 102: General UI updates and fixes, Update story event screen, implement loading screen tips, rework loading screen views (COMPLETED 1/4/20)</text:span></text:p>
      <text:p text:style-name="P350"><text:span text:style-name="T420"/></text:p>
      <text:p text:style-name="P350"><text:span text:style-name="T421">Tip ideas list</text:span></text:p>
      <text:p text:style-name="P350"><text:span text:style-name="T422">- Know your enemy! Right click on enemies to view more information about them.</text:span></text:p>
      <text:p text:style-name="P350"><text:span text:style-name="T422">- Melee attacks that deal magic damage will benefit from both Strength AND Wisdom!</text:span></text:p>
      <text:p text:style-name="P350"><text:span text:style-name="T422">- Place items on characters carefully! Items can be replaced, but not removed.</text:span></text:p>
      <text:p text:style-name="P350"><text:span text:style-name="T422">- Negative states (Afflictions) can be removed at Camp Sites and Villages.</text:span></text:p>
      <text:p text:style-name="P350"><text:span text:style-name="T422">- Characters that end their activation standing on a grass tile gain Camoflage.</text:span></text:p>
      <text:p text:style-name="P350"><text:span text:style-name="T422">- Use the terrain to your advantage! Tree's block line of sight, water prevents movement, and grass provides Camoflage.</text:span></text:p>
      <text:p text:style-name="P350"><text:span text:style-name="T422">- You gotta risk it to get the biscuit! If your in a good spot, try and take on an Elite.</text:span></text:p>
      <text:p text:style-name="P350"><text:span text:style-name="T422">-<text:s text:c="2"/>Avoiding combat events is a great way to make sure your characters never collect items or level up.</text:span></text:p>
      <text:p text:style-name="P350"><text:span text:style-name="T422">- Fighting an elite you are not prepared for is a great way to end your journey prematurely.</text:span></text:p>
      <text:p text:style-name="P350"><text:span text:style-name="T422">- Defeating an elite is guaranteed to reward a State, a rare item, and a consumable.</text:span></text:p>
      <text:p text:style-name="P350"><text:span text:style-name="T422">- Gold can be spent in villages to aquire new items, weapons and consumables for your characters.</text:span></text:p>
      <text:p text:style-name="P350"><text:span text:style-name="T422">- When characters level up, they gain 1 'Talent Point' and 1 'Attribute point', allowing them to learn a new ability, and unlock new talent trees.</text:span></text:p>
      <text:p text:style-name="P350"><text:span text:style-name="T422">- You can view information about your characters by clicking the 'Character Roster' button in the top right corner!</text:span></text:p>
      <text:p text:style-name="P350"><text:span text:style-name="T422">- Remember to check an enemy's resistances before commiting to an attack! </text:span></text:p>
      <text:p text:style-name="P350"><text:span text:style-name="T422">- Today a Berserker, tomorrow a Battle Mage! Your character's starting preset doesn't have to determine their playstyle for the whole game.</text:span></text:p>
      <text:p text:style-name="P350"><text:span text:style-name="T423"/></text:p>
      <text:p text:style-name="P350"><text:span text:style-name="T424">Sprint 102: Rework Shop/Village event + views, update consumable views (COMPLETED 4/4/20)</text:span></text:p>
      <text:p text:style-name="P350"><text:span text:style-name="T425">To Do:</text:span></text:p>
      <text:p text:style-name="P350"><text:span text:style-name="T425">Shop Screen</text:span></text:p>
      <text:p text:style-name="P350"><text:span text:style-name="T426">- Design / Implement new village views</text:span></text:p>
      <text:p text:style-name="P350"><text:span text:style-name="T426"><text:tab/>- implement armoury screen</text:span></text:p>
      <text:p text:style-name="P350"><text:span text:style-name="T426"><text:tab/>- implement library screen</text:span></text:p>
      <text:p text:style-name="P350"><text:span text:style-name="T426"><text:tab/>- implement potion lab screen</text:span></text:p>
      <text:p text:style-name="P350"><text:span text:style-name="T426">- refactor shop manager logic</text:span></text:p>
      <text:p text:style-name="P350"><text:span text:style-name="T426">- create fade ins/outs between different screens</text:span></text:p>
      <text:p text:style-name="P350"><text:span text:style-name="T427"/></text:p>
      <text:p text:style-name="P350"><text:span text:style-name="T428">Consumables</text:span></text:p>
      <text:p text:style-name="P350"><text:span text:style-name="T429">- find / make better sprites for consumables</text:span></text:p>
      <text:p text:style-name="P350"><text:span text:style-name="T429">- redesign/implement consumable info panel views</text:span></text:p>
      <text:p text:style-name="P350"><text:span text:style-name="T429">- redesign/implement consumable reward button in reward screen</text:span></text:p>
      <text:p text:style-name="P350"><text:span text:style-name="T429">- redesign/implement consumable views in shop screen (gold cost panel, where info panel goes, etc)</text:span></text:p>
      <text:p text:style-name="P350"><text:span text:style-name="T430"/></text:p>
      <text:p text:style-name="P350"><text:span text:style-name="T431">ITEM IDEAS</text:span></text:p>
      <text:p text:style-name="P350"><text:span text:style-name="T432">- Rare: Your beneficial aura effects also effect yourself</text:span></text:p>
      <text:p text:style-name="P350"><text:span text:style-name="T432">- Start combat with max Energy</text:span></text:p>
      <text:p text:style-name="P350"><text:span text:style-name="T432">- Start each activation with max ap</text:span></text:p>
      <text:p text:style-name="P350"><text:span text:style-name="T432">- common item: +20 Max Energy</text:span></text:p>
      <text:p text:style-name="P350"><text:span text:style-name="T433"/></text:p>
      <text:p text:style-name="P350"><text:span text:style-name="T434">STATE IDEAS<text:s/></text:span><text:span text:style-name="T435">: </text:span></text:p>
      <text:p text:style-name="P350"><text:span text:style-name="T435">Debt Collectors/Hired Goons/Extortion/Gansters/Mobsters/ Underworld Connections: Whenever you enter a village, gain 5 gold.</text:span></text:p>
      <text:p text:style-name="P350"><text:span text:style-name="T435">: You can sell items at villages</text:span></text:p>
      <text:p text:style-name="P350"><text:span text:style-name="T436"/></text:p>
      <text:p text:style-name="P351"><text:span text:style-name="T437">Sprint 103: Treasure room view/logic updates, Rewards logic updates (COMPLETED 4/4/20)</text:span></text:p>
      <text:p text:style-name="P351"><text:span text:style-name="T438"/></text:p>
      <text:p text:style-name="P352"><text:span text:style-name="T439">Treasure Room updates</text:span></text:p>
      <text:p text:style-name="P352"><text:span text:style-name="T440">- Redesign treasure room views DONE</text:span></text:p>
      <text:p text:style-name="P352"><text:span text:style-name="T440"><text:tab/>- Create new UCM for characters in rooms</text:span></text:p>
      <text:p text:style-name="P352"><text:span text:style-name="T440"><text:tab/>- redesign treasure chest view</text:span></text:p>
      <text:p text:style-name="P352"><text:span text:style-name="T440"><text:tab/>- redesign world BG </text:span></text:p>
      <text:p text:style-name="P352"><text:span text:style-name="T440">- Refactor treasure chest prefab/logic DONE</text:span></text:p>
      <text:p text:style-name="P352"><text:span text:style-name="T440">- Refactor treasure room manager logic DONE</text:span></text:p>
      <text:p text:style-name="P352"><text:span text:style-name="T441"/></text:p>
      <text:p text:style-name="P352"><text:span text:style-name="T442">Reward / reward screen logic updates</text:span></text:p>
      <text:p text:style-name="P352"><text:span text:style-name="T443"><text:tab/>- rare/epic item rewards should have their own elements</text:span></text:p>
      <text:p text:style-name="P352"><text:span text:style-name="T443"><text:tab/><text:tab/>- rare/epic item reward button</text:span></text:p>
      <text:p text:style-name="P352"><text:span text:style-name="T443"><text:tab/><text:tab/>- rare/epic item reward screen</text:span></text:p>
      <text:p text:style-name="P352"><text:span text:style-name="T443"><text:tab/>- logic in reward screen will need to be updated</text:span></text:p>
      <text:p text:style-name="P352"><text:span text:style-name="T443"><text:tab/><text:tab/>- new choose item window</text:span></text:p>
      <text:p text:style-name="P352"><text:span text:style-name="T443"><text:tab/><text:tab/>- new item slots</text:span></text:p>
      <text:p text:style-name="P352"><text:span text:style-name="T443"><text:tab/><text:tab/>- new create choose item button logic</text:span></text:p>
      <text:p text:style-name="P352"><text:span text:style-name="T443"><text:tab/><text:tab/>- update ClearAllRewards(), PopulateRewards(), etc</text:span></text:p>
      <text:p text:style-name="P352"><text:span text:style-name="T443"><text:tab/><text:tab/>- update EventManager() logic for determing rewards</text:span></text:p>
      <text:p text:style-name="P352"><text:span text:style-name="T444"/></text:p>
      <text:p text:style-name="P352"><text:span text:style-name="T445">New Scripting Ideas</text:span></text:p>
      <text:p text:style-name="P352"><text:span text:style-name="T446">New Scripts</text:span></text:p>
      <text:p text:style-name="P352"><text:span text:style-name="T446">- TreasureRoomManager</text:span></text:p>
      <text:p text:style-name="P352"><text:span text:style-name="T446">- Treasure Box</text:span></text:p>
      <text:p text:style-name="P352"><text:span text:style-name="T446">-TreasureRoomCharacterModel</text:span></text:p>
      <text:p text:style-name="P352"><text:span text:style-name="T447"/></text:p>
      <text:p text:style-name="P352"><text:span text:style-name="T447"/></text:p>
      <text:p text:style-name="P352"><text:span text:style-name="T447"/></text:p>
      <text:p text:style-name="P353"><text:span text:style-name="T448">Sprint 104: Update Character roster, character data and inventory views (COMPLETED 6/4/20)</text:span></text:p>
      <text:p text:style-name="P354"><text:span text:style-name="T448">Character Roster</text:span></text:p>
      <text:p text:style-name="P354"><text:span text:style-name="T449">- Update BG, frames and general look</text:span></text:p>
      <text:p text:style-name="P354"><text:span text:style-name="T449">- Update character buttons view</text:span></text:p>
      <text:p text:style-name="P354"><text:span text:style-name="T449">- update inventory view</text:span></text:p>
      <text:p text:style-name="P354"><text:span text:style-name="T450">Character Data Sheets</text:span></text:p>
      <text:p text:style-name="P354"><text:span text:style-name="T451">- Front Page</text:span></text:p>
      <text:p text:style-name="P354"><text:span text:style-name="T451"><text:tab/>- better stat windows and views</text:span></text:p>
      <text:p text:style-name="P354"><text:span text:style-name="T451"><text:tab/>- stat value texts change colour when positive or negative (e.g. if character has more <text:tab/>then base strength, the value text is green, if it less, the value is red)</text:span></text:p>
      <text:p text:style-name="P354"><text:span text:style-name="T451">- Talent Page</text:span></text:p>
      <text:p text:style-name="P354"><text:span text:style-name="T451">- Ability Page</text:span></text:p>
      <text:p text:style-name="P354"><text:span text:style-name="T452"/></text:p>
      <text:p text:style-name="P354"><text:span text:style-name="T452"/></text:p>
      <text:p text:style-name="P355"><text:span text:style-name="T452"/></text:p>
      <text:p text:style-name="P355"><text:span text:style-name="T453">Sprint 105: Update spell info card/window view (COMPLETED 9/4/20)</text:span></text:p>
      <text:p text:style-name="P356"><text:span text:style-name="T453">Ability Info Card window ideas</text:span></text:p>
      <text:p text:style-name="P356"><text:span text:style-name="T454">- New scripts</text:span></text:p>
      <text:p text:style-name="P356"><text:span text:style-name="T454"><text:tab/>- AbilityInfoSheet</text:span></text:p>
      <text:p text:style-name="P356"><text:span text:style-name="T454"><text:tab/>- AbilityInfoSheetController</text:span></text:p>
      <text:p text:style-name="P356"><text:span text:style-name="T454">- Ability Info Sheet visual elements needed for display</text:span></text:p>
      <text:p text:style-name="P356"><text:span text:style-name="T454"><text:tab/>- Ability Name</text:span></text:p>
      <text:p text:style-name="P356"><text:span text:style-name="T454"><text:tab/>- Ability Image/sprite</text:span></text:p>
      <text:p text:style-name="P356"><text:span text:style-name="T454"><text:tab/>- Ability Description</text:span></text:p>
      <text:p text:style-name="P356"><text:span text:style-name="T454"><text:tab/>- Range, Energy Cost, and Cooldown</text:span></text:p>
      <text:p text:style-name="P356"><text:span text:style-name="T454"><text:tab/>- Weapon requirments</text:span></text:p>
      <text:p text:style-name="P356"><text:span text:style-name="T454"><text:tab/>- Talent tree requirment / talent tree TIER requirment</text:span></text:p>
      <text:p text:style-name="P356"><text:span text:style-name="T454"><text:tab/>- Ability type (Melee Attack, Ranged Attack, Skill)</text:span></text:p>
      <text:p text:style-name="P356"><text:span text:style-name="T455"/></text:p>
      <text:p text:style-name="P356"><text:span text:style-name="T456">Places ability cards are needed</text:span></text:p>
      <text:p text:style-name="P356"><text:span text:style-name="T457"><text:tab/>- ability tab on menu character DONE</text:span></text:p>
      <text:p text:style-name="P356"><text:span text:style-name="T457"><text:tab/>- abilitys on ability bars in combat DONE</text:span></text:p>
      <text:p text:style-name="P356"><text:span text:style-name="T457"><text:tab/>- spell books DONE</text:span></text:p>
      <text:p text:style-name="P356"><text:span text:style-name="T457"><text:tab/><text:tab/>- in shop<text:s text:c="2"/>DONE</text:span></text:p>
      <text:p text:style-name="P356"><text:span text:style-name="T457"><text:tab/><text:tab/>-inventory DONE</text:span></text:p>
      <text:p text:style-name="P356"><text:span text:style-name="T457"><text:tab/>- talent tree ability buttons DONE</text:span></text:p>
      <text:p text:style-name="P356"><text:span text:style-name="T457"><text:tab/>- spells page, known abilities and active ability bar DONE</text:span></text:p>
      <text:p text:style-name="P356"><text:span text:style-name="T458"/></text:p>
      <text:p text:style-name="P357"><text:span text:style-name="T459">Sprint 106: Update passive info tab views</text:span></text:p>
      <text:p text:style-name="P358"><text:span text:style-name="T459">Places passive info sheets are needed</text:span></text:p>
      <text:p text:style-name="P358"><text:span text:style-name="T460"><text:tab/>- passive ability tab on menu character DONE</text:span></text:p>
      <text:p text:style-name="P358"><text:span text:style-name="T460"><text:tab/>- combat scene status icons DONE</text:span></text:p>
      <text:p text:style-name="P358"><text:span text:style-name="T460"><text:tab/>- talent tree passive icons DONE</text:span></text:p>
      <text:p text:style-name="P358"><text:span text:style-name="T460"><text:tab/>- attribute panels on character data stats page DONE</text:span></text:p>
      <text:p text:style-name="P358"><text:span text:style-name="T460"><text:tab/>- item cards</text:span></text:p>
      <text:p text:style-name="P358"><text:span text:style-name="T460"><text:tab/>- </text:span></text:p>
      <text:p text:style-name="P358"><text:span text:style-name="T460">- Extra</text:span></text:p>
      <text:p text:style-name="P358"><text:span text:style-name="T460"><text:tab/>- change other misc mouse other panels (character data info tabs on stuff like 'strength', etc)</text:span></text:p>
      <text:p text:style-name="P358"><text:span text:style-name="T461"/></text:p>
      <text:p text:style-name="P358"><text:span text:style-name="T462">NOTE!! to change pivot on panel, we must change the Y pivot on both 'all elements' object AND vertical fitter object.</text:span></text:p>
      <text:p text:style-name="P358"><text:span text:style-name="T462">HOW TO CHANGE OUTER MAIN FRAME PIVOTING TO MATCH!?</text:span></text:p>
      <text:p text:style-name="P358"><text:span text:style-name="T462">- change middle frames height( it should equal the height of all elements/vert fitter MINUS 40</text:span></text:p>
      <text:p text:style-name="P358"><text:span text:style-name="T462">- the y pivot on 'frames parent' must match the pivot y on all elements object</text:span></text:p>
      <text:p text:style-name="P358"><text:span text:style-name="T462">- the vert lay out group chil alignment enum must match direction (upper centre when pivot downwars, lower centre when pivoting upwards)</text:span></text:p>
      <text:p text:style-name="P358"><text:span text:style-name="T462">1= downwards, 0 = upwards</text:span></text:p>
      <text:p text:style-name="P358"><text:span text:style-name="T463"><text:s text:c="2"/></text:span><text:span text:style-name="T464">// TRY MAKING WEAPON TAB HEIGHY = TO ALL ELEMENTS HEIGHT!!!</text:span><text:span text:style-name="T465"/></text:p>
      <text:p text:style-name="P358"><text:span text:style-name="T465"/></text:p>
      <text:p text:style-name="P359"><text:span text:style-name="T466">Sprint XX: Concluding all view updates. Update transistions, polish all views, fixes bugs, etc</text:span></text:p>
      <text:p text:style-name="P360"><text:span text:style-name="T467">- Once all the new views are implemented from previous sprints, polish</text:span></text:p>
      <text:p text:style-name="P360"><text:span text:style-name="T467">- fix bugs</text:span></text:p>
      <text:p text:style-name="P360"><text:span text:style-name="T467">- create nicer transisitions between views</text:span></text:p>
      <text:p text:style-name="P360"><text:span text:style-name="T467">- find a way to prevent mouse clicks clicking THROUGH the current view and hitting something behind it (like defenders/enemies, or tresure chests, etc)</text:span></text:p>
      <text:p text:style-name="P360"><text:span text:style-name="T467">- General polish and 'razzle dazzle' ideas (where applicable)</text:span></text:p>
      <text:p text:style-name="P360"><text:span text:style-name="T467"><text:tab/>- create VFX and status notifications when events occur</text:span></text:p>
      <text:p text:style-name="P360"><text:span text:style-name="T467"><text:tab/>- create alpha fade in and outs between views</text:span></text:p>
      <text:p text:style-name="P360"><text:span text:style-name="T467"><text:tab/>- some views/windows could transition from offscreen to centre screen</text:span></text:p>
      <text:p text:style-name="P360"><text:span text:style-name="T467"><text:tab/>- state / item rewards create a big card in centre screen, which then shrinks and <text:tab/>lerps towards the inventory button</text:span></text:p>
      <text:p text:style-name="P360"><text:span text:style-name="T467"><text:tab/>- if player has unspent ability points on a character, the character roster button <text:tab/>glows, and so does the character button</text:span></text:p>
      <text:p text:style-name="P360"><text:span text:style-name="T467"><text:tab/>- stat value texts in character data change colour if positive/negative</text:span></text:p>
      <text:p text:style-name="P360"><text:span text:style-name="T468"/></text:p>
      <text:p text:style-name="P360"><text:span text:style-name="T468"/></text:p>
      <text:p text:style-name="P360"><text:span text:style-name="T469">Sprint ??: More Spell VFX and combat scene updates</text:span></text:p>
      <text:p text:style-name="P360"><text:span text:style-name="T470"/></text:p>
      <text:p text:style-name="P360"><text:span text:style-name="T470"/></text:p>
      <text:p text:style-name="P361"><text:span text:style-name="T471">Sprint ??: Combat Scene View Updates</text:span></text:p>
      <text:p text:style-name="P362"><text:span text:style-name="T471">ALL THIS MAY BE NEED TO BE SPLIT OVER MULTIPLE SPRINTS</text:span></text:p>
      <text:p text:style-name="P362"><text:span text:style-name="T472"/></text:p>
      <text:p text:style-name="P362"><text:span text:style-name="T473">View elements to resdesign and implement</text:span></text:p>
      <text:p text:style-name="P362"><text:span text:style-name="T474">- Ability Bar Panel</text:span></text:p>
      <text:p text:style-name="P362"><text:span text:style-name="T474"><text:tab/>- Ability Buttons</text:span></text:p>
      <text:p text:style-name="P362"><text:span text:style-name="T474"><text:tab/>- Health bar</text:span></text:p>
      <text:p text:style-name="P362"><text:span text:style-name="T474"><text:tab/>- Energy Bar</text:span></text:p>
      <text:p text:style-name="P362"><text:span text:style-name="T474">- Activation Panel</text:span></text:p>
      <text:p text:style-name="P362"><text:span text:style-name="T474"><text:tab/>- Activation Windows</text:span></text:p>
      <text:p text:style-name="P362"><text:span text:style-name="T474">- Tiles</text:span></text:p>
      <text:p text:style-name="P362"><text:span text:style-name="T474"><text:tab/>- Each tile type should have a a few slightly different sprites</text:span></text:p>
      <text:p text:style-name="P362"><text:span text:style-name="T474"><text:tab/>- tiles of differing types should look nicer next to each other</text:span></text:p>
      <text:p text:style-name="P362"><text:span text:style-name="T474"><text:tab/><text:tab/>- e.g adjacent grass tile should look connected, water tiles with adjacent dirt <text:tab/><text:tab/>tiles should have some dirt on their edges, etc etc</text:span></text:p>
      <text:p text:style-name="P362"><text:span text:style-name="T474"><text:tab/>- make tile highlights looks better</text:span></text:p>
      <text:p text:style-name="P362"><text:span text:style-name="T474"><text:tab/>- make tiles animated, e.g.</text:span></text:p>
      <text:p text:style-name="P362"><text:span text:style-name="T474"><text:tab/><text:tab/>- tree tiles sway in the wind</text:span></text:p>
      <text:p text:style-name="P362"><text:span text:style-name="T474"><text:tab/><text:tab/>- grass tile grass sways in the wind</text:span></text:p>
      <text:p text:style-name="P362"><text:span text:style-name="T474"><text:tab/><text:tab/>- water tiles have some kind of animation</text:span></text:p>
      <text:p text:style-name="P362"><text:span text:style-name="T474"><text:tab/><text:tab/><text:tab/>- some water tiles could have nice elements on them, like floating <text:tab/><text:tab/><text:tab/> leaves</text:span></text:p>
      <text:p text:style-name="P362"><text:span text:style-name="T474">- Path Renderer</text:span></text:p>
      <text:p text:style-name="P362"><text:span text:style-name="T474"><text:tab/>- make path renderer path line look better and more in line with the game art <text:tab/><text:s text:c="8"/><text:tab/>theme</text:span></text:p>
      <text:p text:style-name="P362"><text:span text:style-name="T474">- World</text:span></text:p>
      <text:p text:style-name="P362"><text:span text:style-name="T474"><text:tab/>- Create some minor weather effects and animations over the board for flavour, e.g.</text:span></text:p>
      <text:p text:style-name="P362"><text:span text:style-name="T474"><text:tab/><text:tab/>- dust blowing</text:span></text:p>
      <text:p text:style-name="P362"><text:span text:style-name="T474"><text:tab/><text:tab/>- leaves blowing</text:span></text:p>
      <text:p text:style-name="P362"><text:span text:style-name="T474">- Characters</text:span></text:p>
      <text:p text:style-name="P362"><text:span text:style-name="T474"><text:tab/>- create a visual indication of which character is currently activating (e.g. a blue ring <text:tab/>at the base of the character, or an arrow above their head)</text:span></text:p>
      <text:p text:style-name="P362"><text:span text:style-name="T474">- VFX</text:span></text:p>
      <text:p text:style-name="P362"><text:span text:style-name="T474"><text:tab/>- Create all new VFX's for spell and passive effects</text:span></text:p>
      <text:p text:style-name="P362"><text:span text:style-name="T475"/></text:p>
      <text:p text:style-name="P362"><text:span text:style-name="T476">Sprint XX: Invalid action system extended</text:span></text:p>
      <text:p text:style-name="P362"><text:span text:style-name="T477">- implement more way (outside of combat) for IA system can help, e.g.</text:span></text:p>
      <text:p text:style-name="P362"><text:span text:style-name="T477"><text:tab/>- trying to buy an item without enough gold creates message error</text:span></text:p>
      <text:p text:style-name="P362"><text:span text:style-name="T477"><text:tab/>- trying to learn ability from tome without meeting talent req's creates error <text:tab/> <text:tab/>message</text:span></text:p>
      <text:p text:style-name="P362"><text:span text:style-name="T477"><text:tab/>- etc</text:span></text:p>
      <text:p text:style-name="P362"><text:span text:style-name="T478"/></text:p>
      <text:p text:style-name="P362"><text:span text:style-name="T478"/></text:p>
      <text:p text:style-name="P362"><text:span text:style-name="T479">Sprint XX: Design/Implement new story events, update old story events, rework story event view</text:span></text:p>
      <text:p text:style-name="P362"><text:span text:style-name="T480"/></text:p>
      <text:p text:style-name="P362"><text:span text:style-name="T480"/></text:p>
      <text:p text:style-name="P362"><text:span text:style-name="T480"/></text:p>
      <text:p text:style-name="P362"><text:span text:style-name="T481">Views to update</text:span></text:p>
      <text:p text:style-name="P362"><text:span text:style-name="T482"><text:tab/>- combat scene UI (ability bars, end turn button, activation panel, etc)</text:span></text:p>
      <text:p text:style-name="P362"><text:span text:style-name="T482"><text:tab/>- game over screen</text:span></text:p>
      <text:p text:style-name="P362"><text:span text:style-name="T482"><text:tab/>- passive info/description tabs</text:span></text:p>
      <text:p text:style-name="P362"><text:span text:style-name="T482"><text:tab/>- enemy info panel</text:span></text:p>
      <text:p text:style-name="P362"><text:span text:style-name="T483"/></text:p>
      <text:p text:style-name="P363"><text:span text:style-name="T484">Sprints</text:span></text:p>
      <text:p text:style-name="P364"><text:span text:style-name="T485"/></text:p>
      <text:p text:style-name="P364"><text:span text:style-name="T486">Sprint ??: Implement difficulty system</text:span></text:p>
      <text:p text:style-name="P364"><text:span text:style-name="T486">Sprint ??: Implement Act 2 logic (after killing boss, restart act 1, but increase power of enemies)</text:span></text:p>
      <text:p text:style-name="P364"><text:span text:style-name="T487"/></text:p>
      <text:p text:style-name="P364"><text:span text:style-name="T487"/></text:p>
      <text:p text:style-name="P364"><text:span text:style-name="T488">Sprint ??: More spell / ability VFXs / Fix old VFX spaziness from rigid body</text:span></text:p>
      <text:p text:style-name="P364"><text:span text:style-name="T488">Sprint ??: UCM / Item view updates (items change model appearance)</text:span></text:p>
      <text:p text:style-name="P364"><text:span text:style-name="T488">Sprint ??: Character preset builder screen / features</text:span></text:p>
      <text:p text:style-name="P364"><text:span text:style-name="T488">Sprint ??: Make mobile ready</text:span></text:p>
      <text:p text:style-name="P364"><text:span text:style-name="T488">Sprint ??: Player prefs / load and save game</text:span></text:p>
      <text:p text:style-name="P364"><text:span text:style-name="T489"/></text:p>
      <text:p text:style-name="P364"><text:span text:style-name="T489"/></text:p>
      <text:p text:style-name="P364"><text:span text:style-name="T489"/></text:p>
      <text:p text:style-name="P364"><text:span text:style-name="T490">Things that need better mouse over info logic</text:span></text:p>
      <text:list text:style-name="L365">
        <text:list-item>
          <text:p text:style-name="P365"><text:span text:style-name="T490">status icons on entities</text:span></text:p>
        </text:list-item>
        <text:list-item>
          <text:p text:style-name="P365"><text:span text:style-name="T490">item cards show info about the passives they grant</text:span></text:p>
        </text:list-item>
        <text:list-item>
          <text:p text:style-name="P365"><text:span text:style-name="T490">character roster: all stats and attributes display info on what they mean/do</text:span></text:p>
        </text:list-item>
      </text:list>
      <text:p text:style-name="P366"><text:span text:style-name="T491"/></text:p>
      <text:p text:style-name="P366"><text:span text:style-name="T491"/></text:p>
      <text:p text:style-name="P366"><text:span text:style-name="T492">To do Before giving out for play testing</text:span></text:p>
      <text:list text:style-name="L367">
        <text:list-item>
          <text:p text:style-name="P367"><text:span text:style-name="T493">TIP SYSTEM!: at least while screen loading, something simple.</text:span></text:p>
        </text:list-item>
        <text:list-item>
          <text:p text:style-name="P367"><text:span text:style-name="T493">Action queue system (prevent players from accidently breaking game by using an ability while another ability action is not yet resolved) DONE</text:span></text:p>
        </text:list-item>
        <text:list-item>
          <text:p text:style-name="P367"><text:span text:style-name="T493">Game over victory and game over defeat events confirmed to work properly DONE</text:span></text:p>
        </text:list-item>
        <text:list-item>
          <text:p text:style-name="P367"><text:span text:style-name="T493">Player Prefs / save game / load saved game feature</text:span></text:p>
        </text:list-item>
        <text:list-item>
          <text:p text:style-name="P367"><text:span text:style-name="T493">quit button on main menu closes application DONE</text:span></text:p>
        </text:list-item>
        <text:list-item>
          <text:p text:style-name="P367"><text:span text:style-name="T493">Re do status icons view system DONE</text:span></text:p>
        </text:list-item>
        <text:list-item>
          <text:p text:style-name="P367"><text:span text:style-name="T493">update ability card views / make an ability card prefab DONE</text:span></text:p>
        </text:list-item>
        <text:list-item>
          <text:p text:style-name="P367"><text:span text:style-name="T494">combat helper system integrated with defender orders (choose a target, choose a tile, etc)</text:span></text:p>
        </text:list-item>
        <text:list-item>
          <text:p text:style-name="P367"><text:span text:style-name="T494">in future, this info panel will have a cancel button for mobile, since mobile users cant right click</text:span></text:p>
        </text:list-item>
        <text:list-item>
          <text:p text:style-name="P367"><text:span text:style-name="T494">error helper system DONE</text:span></text:p>
        </text:list-item>
        <text:list-item>
          <text:p text:style-name="P367"><text:span text:style-name="T494">combat system (“Invalid target: out of range, target has stealth etc. You don't have enough energy for that! Cant use ability: Character is silenced, etc etc)” DONE</text:span></text:p>
        </text:list-item>
        <text:list-item>
          <text:p text:style-name="P367"><text:span text:style-name="T494">Update kings blessing event buttons views DONE</text:span></text:p>
        </text:list-item>
      </text:list>
      <text:p text:style-name="P368"><text:span text:style-name="T495"/></text:p>
      <text:p text:style-name="P368"><text:span text:style-name="T495"/></text:p>
      <text:p text:style-name="P368"><text:span text:style-name="T495"/></text:p>
      <text:p text:style-name="P368"><text:span text:style-name="T496">Views and Visuals to update (general over view)</text:span></text:p>
      <text:list text:style-name="L369">
        <text:list-item>
          <text:p text:style-name="P369"><text:span text:style-name="T497">Main menu screen</text:span></text:p>
        </text:list-item>
        <text:list-item>
          <text:p text:style-name="P369"><text:span text:style-name="T497">Team builder screen</text:span></text:p>
        </text:list-item>
        <text:list-item>
          <text:p text:style-name="P369"><text:span text:style-name="T497">World Map</text:span></text:p>
        </text:list-item>
        <text:list-item>
          <text:p text:style-name="P369"><text:span text:style-name="T497">Character Panel</text:span></text:p>
        </text:list-item>
        <text:list-item>
          <text:p text:style-name="P369"><text:span text:style-name="T497">Front Page</text:span></text:p>
        </text:list-item>
        <text:list-item>
          <text:p text:style-name="P369"><text:span text:style-name="T497">Talents Page</text:span></text:p>
        </text:list-item>
        <text:list-item>
          <text:p text:style-name="P369"><text:span text:style-name="T497">Camp site screen</text:span></text:p>
        </text:list-item>
        <text:list-item>
          <text:p text:style-name="P369"><text:span text:style-name="T497">Shop screen</text:span></text:p>
        </text:list-item>
        <text:list-item>
          <text:p text:style-name="P369"><text:span text:style-name="T497">Game Level</text:span></text:p>
        </text:list-item>
        <text:list-item>
          <text:p text:style-name="P369"><text:span text:style-name="T497">Level BG</text:span></text:p>
        </text:list-item>
        <text:list-item>
          <text:p text:style-name="P369"><text:span text:style-name="T497">Tiles</text:span></text:p>
        </text:list-item>
        <text:list-item>
          <text:p text:style-name="P369"><text:span text:style-name="T497">Enemy Info panels</text:span></text:p>
        </text:list-item>
        <text:list-item>
          <text:p text:style-name="P369"><text:span text:style-name="T497">Top Panel</text:span></text:p>
        </text:list-item>
        <text:list-item>
          <text:p text:style-name="P369"><text:span text:style-name="T497">States View</text:span></text:p>
        </text:list-item>
        <text:list-item>
          <text:p text:style-name="P369"><text:span text:style-name="T497">Defender ability bar view</text:span></text:p>
        </text:list-item>
        <text:list-item>
          <text:p text:style-name="P369"><text:span text:style-name="T497">All new ability + passive icons</text:span></text:p>
        </text:list-item>
        <text:list-item>
          <text:p text:style-name="P369"><text:span text:style-name="T497">Ability Info Panel</text:span></text:p>
        </text:list-item>
        <text:list-item>
          <text:p text:style-name="P369"><text:span text:style-name="T497">Items + Item Cards</text:span></text:p>
        </text:list-item>
        <text:list-item>
          <text:p text:style-name="P369"><text:span text:style-name="T497">States + State Cards</text:span></text:p>
        </text:list-item>
      </text:list>
      <text:p text:style-name="P370"><text:span text:style-name="T498"/></text:p>
      <text:p text:style-name="P370"><text:span text:style-name="T498"/></text:p>
      <text:p text:style-name="P370"><text:span text:style-name="T498"/></text:p>
      <text:p text:style-name="P370"><text:span text:style-name="T498"/></text:p>
      <text:p text:style-name="P370"><text:span text:style-name="T498"/></text:p>
      <text:p text:style-name="P370"><text:span text:style-name="T498"/></text:p>
      <text:p text:style-name="P370"><text:span text:style-name="T498"/></text:p>
      <text:p text:style-name="P370"><text:span text:style-name="T498"/></text:p>
      <text:p text:style-name="P370"><text:span text:style-name="T498"/></text:p>
      <text:p text:style-name="P370"><text:span text:style-name="T49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